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2.9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95cm" fo:min-width="7cm" fo:wrap-option="wrap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4.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cm" fo:min-width="2.7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5cm" fo:min-width="7.54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5cm" fo:min-width="7.541cm" fo:wrap-option="wrap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5cm" fo:min-width="5.90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4.9cm" svg:height="2.3cm" svg:x="2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9cm" svg:height="2.3cm" svg:x="14.6cm" svg:y="25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5cm" svg:height="3.2cm" svg:x="12cm" svg:y="2.1cm">
          <text:p text:style-name="P1">Program sumuje cyfry liczb minimum dwucyfrowyc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1.4cm" svg:x="2.1cm" svg:y="8.9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5cm" svg:height="2.9cm" svg:x="7.2cm" svg:y="11cm">
          <text:p text:style-name="P1">liczba &l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out" svg:width="8.041cm" svg:height="2.4cm" draw:transform="skewX (0.41556289489985) translate (3.059cm 15cm)">
          <text:p text:style-name="P1"><text:span text:style-name="T1">suma += liczba % 10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041cm" svg:height="2.4cm" draw:transform="skewX (0.41556289489985) translate (4.459cm 19.4cm)">
          <text:p text:style-name="P1"><text:span text:style-name="T1">liczba = wartość całkowita z liczba/1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041cm" svg:height="2.4cm" draw:transform="skewX (0.41556289489985) translate (2.159cm 25.1cm)">
          <text:p text:style-name="P1"><text:span text:style-name="T1">zwróć sumę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406cm" svg:height="1.8cm" draw:transform="skewX (0.41556289489985) translate (4.524cm 5.444cm)">
          <text:p text:style-name="P1"><text:span text:style-name="T1">POBIERZ LICZBA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4.6cm" svg:y1="4.2cm" svg:x2="6.2cm" svg:y2="5.5cm">
          <text:p/>
        </draw:line>
        <draw:line draw:style-name="gr8" draw:text-style-name="P4" draw:layer="layout" svg:x1="10.2cm" svg:y1="7.2cm" svg:x2="4.6cm" svg:y2="8.9cm">
          <text:p/>
        </draw:line>
        <draw:line draw:style-name="gr8" draw:text-style-name="P4" draw:layer="layout" svg:x1="6cm" svg:y1="10.3cm" svg:x2="10.6cm" svg:y2="11cm">
          <text:p/>
        </draw:line>
        <draw:line draw:style-name="gr8" draw:text-style-name="P4" draw:layer="layout" svg:x1="10.6cm" svg:y1="13.9cm" svg:x2="6.9cm" svg:y2="15cm">
          <text:p/>
        </draw:line>
        <draw:line draw:style-name="gr8" draw:text-style-name="P4" draw:layer="layout" svg:x1="6.6cm" svg:y1="17.3cm" svg:x2="7.6cm" svg:y2="19.5cm">
          <text:p/>
        </draw:line>
        <draw:line draw:style-name="gr8" draw:text-style-name="P4" draw:layer="layout" svg:x1="7.5cm" svg:y1="21.8cm" svg:x2="6.6cm" svg:y2="25.2cm">
          <text:p/>
        </draw:line>
        <draw:line draw:style-name="gr8" draw:text-style-name="P4" draw:layer="layout" svg:x1="9.5cm" svg:y1="26.6cm" svg:x2="14.6cm" svg:y2="2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0:04:19.714484207</meta:creation-date>
    <dc:date>2018-10-03T20:13:37.546547739</dc:date>
    <meta:editing-duration>PT9M18S</meta:editing-duration>
    <meta:editing-cycles>1</meta:editing-cycles>
    <meta:document-statistic meta:object-count="16"/>
    <meta:generator>LibreOffice/6.0.3.2$Linux_X86_64 LibreOffice_project/00m0$Build-2</meta:generator>
  </office:meta>
</office:document-meta>
</file>